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5d0" officeooo:paragraph-rsid="001065d0"/>
    </style:style>
    <style:style style:name="P2" style:family="paragraph" style:parent-style-name="Standard">
      <style:paragraph-properties fo:text-align="start" style:justify-single-word="false"/>
      <style:text-properties officeooo:paragraph-rsid="001065d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65d0" officeooo:paragraph-rsid="001065d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6b35" officeooo:paragraph-rsid="00196b35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065d0" officeooo:paragraph-rsid="001065d0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065d0" officeooo:paragraph-rsid="001065d0" style:font-weight-asian="normal" style:font-weight-complex="normal"/>
    </style:style>
    <style:style style:name="P7" style:family="paragraph" style:parent-style-name="Standard" style:list-style-name="L1">
      <style:text-properties officeooo:rsid="001065d0" officeooo:paragraph-rsid="0010dd19"/>
    </style:style>
    <style:style style:name="P8" style:family="paragraph" style:parent-style-name="Standard">
      <style:text-properties officeooo:rsid="001065d0" officeooo:paragraph-rsid="001b222f"/>
    </style:style>
    <style:style style:name="P9" style:family="paragraph" style:parent-style-name="Standard">
      <style:text-properties officeooo:rsid="001b222f" officeooo:paragraph-rsid="001b222f"/>
    </style:style>
    <style:style style:name="P10" style:family="paragraph" style:parent-style-name="Standard">
      <style:text-properties officeooo:paragraph-rsid="001065d0"/>
    </style:style>
    <style:style style:name="T1" style:family="text">
      <style:text-properties fo:font-weight="normal" officeooo:rsid="001b222f" style:font-weight-asian="normal" style:font-weight-complex="normal"/>
    </style:style>
    <style:style style:name="T2" style:family="text">
      <style:text-properties officeooo:rsid="001b222f"/>
    </style:style>
    <style:style style:name="T3" style:family="text">
      <style:text-properties officeooo:rsid="001065d0"/>
    </style:style>
    <style:style style:name="T4" style:family="text">
      <style:text-properties officeooo:rsid="001ca1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clude redirect</text:p>
      <text:p text:style-name="P1"/>
      <text:p text:style-name="P9">Il s’agit de modifier les liens de redirection externe</text:p>
      <text:p text:style-name="P1"/>
      <text:p text:style-name="P3">Exploration</text:p>
      <text:p text:style-name="P10"><text:span text:style-name="T3"><text:tab/></text:span><text:span text:style-name="T2">Quand on inspecte les icônes Facebook, Twitter et instagram </text:span>on voit le lien de redirection écrit en clair <text:span text:style-name="T4">(cf redirect-en-clair.png)</text:span></text:p>
      <text:p text:style-name="P2"/>
      <text:p text:style-name="P3">Offensive</text:p>
      <text:p text:style-name="P8"><text:tab/>On le modifie avec "edit as HTML", et on change "site=facebook" par "site=bouh"<text:line-break/>et quand on clique sur icône correspondant</text:p>
      <text:p text:style-name="P1"/>
      <text:p text:style-name="P3">Faille</text:p>
      <text:p text:style-name="P5"><text:tab/><text:span text:style-name="T1">Lien de redirection écrit en clair.</text:span></text:p>
      <text:p text:style-name="P1"><text:tab/></text:p>
      <text:p text:style-name="P3">Mitigation</text:p>
      <text:p text:style-name="P6"><text:tab/></text:p>
      <text:p text:style-name="P1"/>
      <text:p text:style-name="P3">Sources</text:p>
      <text:list xml:id="list2280789350" text:style-name="L1">
        <text:list-item>
          <text:p text:style-name="P7"><text:a xlink:type="simple" xlink:href="https://infinitelogins.com/2020/02/22/how-to-brute-force-websites-using-hydra/" text:style-name="Internet_20_link" text:visited-style-name="Visited_20_Internet_20_Link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1T15:07:36.762000000</meta:creation-date>
    <dc:date>2023-04-26T16:50:16.438000000</dc:date>
    <meta:editing-duration>PT37M34S</meta:editing-duration>
    <meta:editing-cycles>1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3" meta:word-count="63" meta:character-count="408" meta:non-whitespace-character-count="351"/>
  </office:meta>
</office:document-meta>
</file>